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d77a" officeooo:paragraph-rsid="0009d77a"/>
    </style:style>
    <style:style style:name="P2" style:family="paragraph" style:parent-style-name="Preformatted_20_Text">
      <style:paragraph-properties fo:text-align="justify" style:justify-single-word="false"/>
      <style:text-properties officeooo:rsid="0009d77a" officeooo:paragraph-rsid="0009d77a"/>
    </style:style>
    <style:style style:name="P3" style:family="paragraph" style:parent-style-name="Preformatted_20_Text">
      <style:paragraph-properties fo:text-align="justify" style:justify-single-word="false"/>
      <style:text-properties officeooo:rsid="0009d77a" officeooo:paragraph-rsid="000b3763"/>
    </style:style>
    <style:style style:name="P4" style:family="paragraph" style:parent-style-name="Preformatted_20_Text">
      <style:text-properties officeooo:rsid="0009d77a" officeooo:paragraph-rsid="000b96b7"/>
    </style:style>
    <style:style style:name="P5" style:family="paragraph" style:parent-style-name="Preformatted_20_Text" style:master-page-name="">
      <style:paragraph-properties fo:margin-left="0.1866in" fo:margin-right="0in" fo:margin-top="0in" fo:margin-bottom="0in" style:contextual-spacing="false" fo:line-height="150%" fo:text-indent="0in" style:auto-text-indent="false" style:page-number="auto"/>
      <style:text-properties officeooo:rsid="0009d77a" officeooo:paragraph-rsid="0009d77a"/>
    </style:style>
    <style:style style:name="P6" style:family="paragraph" style:parent-style-name="Preformatted_20_Text">
      <style:paragraph-properties fo:margin-left="0.1866in" fo:margin-right="0in" fo:margin-top="0in" fo:margin-bottom="0in" style:contextual-spacing="false" fo:line-height="150%" fo:text-indent="0in" style:auto-text-indent="false"/>
      <style:text-properties officeooo:rsid="0009d77a" officeooo:paragraph-rsid="0009d77a"/>
    </style:style>
    <style:style style:name="P7" style:family="paragraph" style:parent-style-name="Preformatted_20_Text">
      <style:text-properties officeooo:rsid="0009d77a" officeooo:paragraph-rsid="0009d77a"/>
    </style:style>
    <style:style style:name="P8" style:family="paragraph" style:parent-style-name="Preformatted_20_Text">
      <style:text-properties fo:font-weight="bold" officeooo:rsid="0009d77a" officeooo:paragraph-rsid="0009d77a" style:font-weight-asian="bold" style:font-weight-complex="bold"/>
    </style:style>
    <style:style style:name="T1" style:family="text">
      <style:text-properties officeooo:rsid="000b3763"/>
    </style:style>
    <style:style style:name="T2" style:family="text">
      <style:text-properties officeooo:rsid="000b96b7"/>
    </style:style>
    <style:style style:name="T3" style:family="text">
      <style:text-properties officeooo:rsid="000cd2e7"/>
    </style:style>
    <style:style style:name="T4" style:family="text">
      <style:text-properties officeooo:rsid="000de8d4"/>
    </style:style>
    <style:style style:name="T5" style:family="text">
      <style:text-properties officeooo:rsid="000f47ee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PREDICTINTG 'PLAY' ATTRIBUTE IN A WEATHER DATASET <text:s text:c="3"/>22.11.2014</text:p>
      <text:p text:style-name="P1"><text:s text:c="2"/>===============================================================</text:p>
      <text:p text:style-name="P1"/>
      <text:p text:style-name="P1"><text:s text:c="2"/>Table of Contents</text:p>
      <text:p text:style-name="P1"><text:s text:c="2"/>1. Introduction</text:p>
      <text:p text:style-name="P1"><text:s text:c="2"/>2. Requirements </text:p>
      <text:p text:style-name="P1"><text:s text:c="2"/>3. How to compile and run ? </text:p>
      <text:p text:style-name="P1"><text:s text:c="2"/>4. How to use ?</text:p>
      <text:p text:style-name="P1"><text:s text:c="2"/>5. Contact</text:p>
      <text:p text:style-name="P1"><text:s/></text:p>
      <text:p text:style-name="P1"><text:s text:c="2"/><text:span text:style-name="T6">#1 Introduction</text:span></text:p>
      <text:p text:style-name="P5">This project labels the 'play' attribute in a dataset . The other attributes are'HighTemp','LowTemp','MeanTemp','HighHumd','LowHumd','MeanHumd','CloudCov</text:p>
      <text:p text:style-name="P6">er' <text:s/>and 'WindSpeed'.The idea is that when it rains , it is not preferred to go outside and play.So , the weather data that we have can be used to build a classification model that can be used to predict whether on a given day(whose weather conditions are given), it is favourable to go outside play or not. </text:p>
      <text:p text:style-name="P1"/>
      <text:p text:style-name="P1"><text:s/><text:span text:style-name="T6"><text:s/>#2 Requirements</text:span></text:p>
      <text:p text:style-name="P1"><text:s text:c="3"/>1.You must have JDK 1.7.x or above installed on your system and </text:p>
      <text:p text:style-name="P1"><text:s text:c="3"/>it should be added to your PATH variable.</text:p>
      <text:p text:style-name="P1"><text:s text:c="3"/>2.You should have downloaded the weka library.It can be </text:p>
      <text:p text:style-name="P1"><text:s text:c="3"/>downloaded form <text:s/>http://www.cs.waikato.ac.nz/ml/weka/downloading.html</text:p>
      <text:p text:style-name="P1"/>
      <text:p text:style-name="P1"/>
      <text:p text:style-name="P8"><text:s text:c="2"/>#3 How to compile and run ?</text:p>
      <text:p text:style-name="P1"><text:s text:c="3"/>WAY 1.From NetBeans or Eclipse or any other IDE</text:p>
      <text:p text:style-name="P1"><text:s text:c="9"/>Just import the project files and the weka libraries and</text:p>
      <text:p text:style-name="P1"><text:s text:c="9"/>run.</text:p>
      <text:p text:style-name="P1"><text:s text:c="2"/></text:p>
      <text:p text:style-name="P1"><text:s text:c="3"/>WAY 2. From Command Line </text:p>
      <text:p text:style-name="P4"><text:s text:c="7"/>From here on , <text:span text:style-name="T2">considering we are in WeatherPrediction/src/ folder</text:span></text:p>
      <text:p text:style-name="P4"><text:s text:c="7"/>'pathlib<text:span text:style-name="T2">1</text:span>' <text:span text:style-name="T2">= ../library/weka.jar</text:span></text:p>
      <text:p text:style-name="P4"><text:s text:c="7"/><text:span text:style-name="T2">'pathlib2' = ../library/weka-src.jar </text:span></text:p>
      <text:p text:style-name="P4"><text:s text:c="7"/><text:span text:style-name="T3">'curdir= ../src/</text:span> <text:s text:c="7"/></text:p>
      <text:p text:style-name="P1"><text:s text:c="8"/>~$ <text:s/>javac -classpath "pathlib<text:span text:style-name="T2">1:pathlib2</text:span>" PredictPlay.java</text:p>
      <text:p text:style-name="P1"><text:s text:c="8"/>~$ <text:s/>java <text:s/>-classpath "pathlib<text:span text:style-name="T2">1:pathlib2:curdir</text:span>" PredictPlay</text:p>
      <text:p text:style-name="P1"><text:s text:c="4"/></text:p>
      <text:p text:style-name="P1"><text:s text:c="3"/><text:span text:style-name="T5">WAY 3. If you are using linux based OS , using terminal go inside the src</text:span></text:p>
      <text:p text:style-name="P1"><text:s text:c="8"/><text:span text:style-name="T5">folder and type</text:span></text:p>
      <text:p text:style-name="P1"><text:s text:c="16"/><text:span text:style-name="T5">sh RUN.sh</text:span></text:p>
      <text:p text:style-name="P1"/>
      <text:p text:style-name="P8"><text:s/>#4 How to use ?</text:p>
      <text:p text:style-name="P3"><text:s text:c="5"/>We have already collected the traning data. When you run the program ,</text:p>
      <text:p text:style-name="P3"><text:s text:c="5"/>you <text:span text:style-name="T1">get </text:span>three options.</text:p>
      <text:p text:style-name="P1"><text:s text:c="5"/></text:p>
      <text:p text:style-name="P3"><text:s text:c="5"/>Choose [1] if you want to manually enter the details of a day for which you <text:s text:c="3"/></text:p>
      <text:p text:style-name="P3"><text:s text:c="5"/>like to predict 'play'.</text:p>
      <text:p text:style-name="P3"><text:s text:c="5"/>Choose [2] if you want to give a testingdata in proper ARFF format , for <text:s text:c="3"/></text:p>
      <text:p text:style-name="P3"><text:s text:c="5"/>which you would like to predict 'play'</text:p>
      <text:p text:style-name="P2"><text:s text:c="5"/>Choose [3] if you want to use our sample testingdata to predict 'play'.</text:p>
      <text:p text:style-name="P2"><text:s/></text:p>
      <text:p text:style-name="P2"><text:s text:c="5"/>You can view the training data in 'weather.arff' and the sample testing <text:s text:c="4"/><text:tab/>data in 'predictweather.arff'.</text:p>
      <text:p text:style-name="P1"/>
      <text:p text:style-name="P1"><text:s text:c="2"/></text:p>
      <text:p text:style-name="P1"><text:s text:c="2"/><text:span text:style-name="T6">#5 Contact</text:span></text:p>
      <text:p text:style-name="P1"><text:s text:c="5"/>You can contact us at :</text:p>
      <text:p text:style-name="P1"><text:s text:c="5"/>Giri Gaurav Bhatnagar <text:span text:style-name="T4">1PI13IS039 </text:span>&lt;girigauravbhatnagar100@gmail.com&gt;</text:p>
      <text:p text:style-name="P1"><text:s text:c="5"/>Kishan Kishore Prasad <text:span text:style-name="T4">1PI13IS051 </text:span>&lt;kishan2695@gmail.com&gt;</text:p>
      <text:p text:style-name="P1"><text:s text:c="5"/>Aniruddha Hore <text:span text:style-name="T4">1PI13IS019 </text:span>&lt;being.anni@gmail.co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2T17:34:25.017911128</dc:date>
    <meta:generator>LibreOffice/4.2.7.2$Linux_x86 LibreOffice_project/420m0$Build-2</meta:generator>
    <meta:editing-duration>PT4M30S</meta:editing-duration>
    <meta:editing-cycles>8</meta:editing-cycles>
    <meta:document-statistic meta:table-count="0" meta:image-count="0" meta:object-count="0" meta:page-count="1" meta:paragraph-count="50" meta:word-count="333" meta:character-count="2390" meta:non-whitespace-character-count="1858"/>
  </office:meta>
</office:document-meta>
</file>